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0a500c" officeooo:paragraph-rsid="001154b5"/>
    </style:style>
    <style:style style:name="P2" style:family="paragraph" style:parent-style-name="Heading_20_1">
      <style:text-properties fo:language="pt" fo:country="BR" officeooo:paragraph-rsid="0007943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1b46e" officeooo:paragraph-rsid="000750ca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1b46e" officeooo:paragraph-rsid="000737cc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0a500c" officeooo:paragraph-rsid="000a92f6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0a500c" officeooo:paragraph-rsid="001154b5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3c6ac" officeooo:paragraph-rsid="0023c6ac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1d8fd7" officeooo:paragraph-rsid="001d8fd7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1f5c92" officeooo:paragraph-rsid="00220b48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08040" officeooo:paragraph-rsid="00208040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20b48" officeooo:paragraph-rsid="00220b48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9f8e5" officeooo:paragraph-rsid="0029f8e5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paragraph-rsid="002eb69a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32b8d7" officeooo:paragraph-rsid="0029f8e5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1050a2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29f8e5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0a500c" officeooo:paragraph-rsid="001154b5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fo:language="pt" fo:country="BR" officeooo:rsid="0021b46e" officeooo:paragraph-rsid="000750ca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language="pt" fo:country="BR" officeooo:rsid="0032b8d7" officeooo:paragraph-rsid="0032b8d7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eccb3"/>
    </style:style>
    <style:style style:name="T2" style:family="text">
      <style:text-properties officeooo:rsid="00235d4b"/>
    </style:style>
    <style:style style:name="T3" style:family="text">
      <style:text-properties fo:font-weight="normal" officeooo:rsid="000750ca" style:font-weight-asian="normal" style:font-weight-complex="normal"/>
    </style:style>
    <style:style style:name="T4" style:family="text">
      <style:text-properties fo:font-weight="normal" officeooo:rsid="000cec1a" style:font-weight-asian="normal" style:font-weight-complex="normal"/>
    </style:style>
    <style:style style:name="T5" style:family="text">
      <style:text-properties fo:font-weight="normal" officeooo:rsid="001050a2" style:font-weight-asian="normal" style:font-weight-complex="normal"/>
    </style:style>
    <style:style style:name="T6" style:family="text">
      <style:text-properties fo:font-weight="normal" officeooo:rsid="001154b5" style:font-weight-asian="normal" style:font-weight-complex="normal"/>
    </style:style>
    <style:style style:name="T7" style:family="text">
      <style:text-properties fo:font-weight="normal" officeooo:rsid="001ae78c" style:font-weight-asian="normal" style:font-weight-complex="normal"/>
    </style:style>
    <style:style style:name="T8" style:family="text">
      <style:text-properties fo:font-weight="normal" officeooo:rsid="00172fce" style:font-weight-asian="normal" style:font-weight-complex="normal"/>
    </style:style>
    <style:style style:name="T9" style:family="text">
      <style:text-properties fo:font-weight="normal" officeooo:rsid="003a685a" style:font-weight-asian="normal" style:font-weight-complex="normal"/>
    </style:style>
    <style:style style:name="T10" style:family="text">
      <style:text-properties officeooo:rsid="000750ca"/>
    </style:style>
    <style:style style:name="T11" style:family="text">
      <style:text-properties officeooo:rsid="000a92f6"/>
    </style:style>
    <style:style style:name="T12" style:family="text">
      <style:text-properties officeooo:rsid="001050a2"/>
    </style:style>
    <style:style style:name="T13" style:family="text">
      <style:text-properties officeooo:rsid="001154b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eb69a" style:font-style-asian="italic" style:font-style-complex="italic"/>
    </style:style>
    <style:style style:name="T16" style:family="text">
      <style:text-properties fo:font-style="italic" officeooo:rsid="000a500c" style:font-style-asian="italic" style:font-style-complex="italic"/>
    </style:style>
    <style:style style:name="T17" style:family="text">
      <style:text-properties fo:font-style="italic" officeooo:rsid="0029f8e5" style:font-style-asian="italic" style:font-style-complex="italic"/>
    </style:style>
    <style:style style:name="T18" style:family="text">
      <style:text-properties fo:font-style="italic" officeooo:rsid="003be257" style:font-style-asian="italic" style:font-style-complex="italic"/>
    </style:style>
    <style:style style:name="T19" style:family="text">
      <style:text-properties officeooo:rsid="0014149c"/>
    </style:style>
    <style:style style:name="T20" style:family="text">
      <style:text-properties officeooo:rsid="00192500"/>
    </style:style>
    <style:style style:name="T21" style:family="text">
      <style:text-properties officeooo:rsid="001f5c92"/>
    </style:style>
    <style:style style:name="T22" style:family="text">
      <style:text-properties officeooo:rsid="000a500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264201"/>
    </style:style>
    <style:style style:name="T25" style:family="text">
      <style:text-properties officeooo:rsid="00293161"/>
    </style:style>
    <style:style style:name="T26" style:family="text">
      <style:text-properties officeooo:rsid="0029f89f"/>
    </style:style>
    <style:style style:name="T27" style:family="text">
      <style:text-properties officeooo:rsid="0029f8e5"/>
    </style:style>
    <style:style style:name="T28" style:family="text">
      <style:text-properties officeooo:rsid="002cdb04"/>
    </style:style>
    <style:style style:name="T29" style:family="text">
      <style:text-properties officeooo:rsid="002eb69a"/>
    </style:style>
    <style:style style:name="T30" style:family="text">
      <style:text-properties officeooo:rsid="00306e6a"/>
    </style:style>
    <style:style style:name="T31" style:family="text">
      <style:text-properties officeooo:rsid="00345eba"/>
    </style:style>
    <style:style style:name="T32" style:family="text">
      <style:text-properties fo:language="pt" fo:country="BR"/>
    </style:style>
    <style:style style:name="T33" style:family="text">
      <style:text-properties fo:language="pt" fo:country="BR" officeooo:rsid="000a92f6"/>
    </style:style>
    <style:style style:name="T34" style:family="text">
      <style:text-properties fo:language="pt" fo:country="BR" officeooo:rsid="001154b5"/>
    </style:style>
    <style:style style:name="T35" style:family="text">
      <style:text-properties fo:language="pt" fo:country="BR" fo:font-weight="normal" officeooo:rsid="001154b5" style:font-weight-asian="normal" style:font-weight-complex="normal"/>
    </style:style>
    <style:style style:name="T36" style:family="text">
      <style:text-properties fo:language="pt" fo:country="BR" fo:font-weight="normal" officeooo:rsid="001ae78c" style:font-weight-asian="normal" style:font-weight-complex="normal"/>
    </style:style>
    <style:style style:name="T37" style:family="text">
      <style:text-properties fo:language="pt" fo:country="BR" fo:font-weight="normal" officeooo:rsid="000cec1a" style:font-weight-asian="normal" style:font-weight-complex="normal"/>
    </style:style>
    <style:style style:name="T38" style:family="text">
      <style:text-properties fo:language="pt" fo:country="BR" fo:font-weight="normal" officeooo:rsid="001050a2" style:font-weight-asian="normal" style:font-weight-complex="normal"/>
    </style:style>
    <style:style style:name="T39" style:family="text">
      <style:text-properties fo:language="pt" fo:country="BR" fo:font-weight="normal" officeooo:rsid="003a685a" style:font-weight-asian="normal" style:font-weight-complex="normal"/>
    </style:style>
    <style:style style:name="T40" style:family="text">
      <style:text-properties fo:language="pt" fo:country="BR" officeooo:rsid="000f0215"/>
    </style:style>
    <style:style style:name="T41" style:family="text">
      <style:text-properties fo:language="pt" fo:country="BR" officeooo:rsid="002eb69a"/>
    </style:style>
    <style:style style:name="T42" style:family="text">
      <style:text-properties fo:language="pt" fo:country="BR" officeooo:rsid="001050a2"/>
    </style:style>
    <style:style style:name="T43" style:family="text">
      <style:text-properties fo:language="pt" fo:country="BR" officeooo:rsid="0029f8e5"/>
    </style:style>
    <style:style style:name="T44" style:family="text">
      <style:text-properties fo:language="pt" fo:country="BR" fo:font-style="italic" officeooo:rsid="0029f8e5" style:font-style-asian="italic" style:font-style-complex="italic"/>
    </style:style>
    <style:style style:name="T45" style:family="text">
      <style:text-properties fo:language="pt" fo:country="BR" officeooo:rsid="003be257"/>
    </style:style>
    <style:style style:name="T46" style:family="text">
      <style:text-properties officeooo:rsid="003a685a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3a8b87"/>
    </style:style>
    <style:style style:name="T50" style:family="text">
      <style:text-properties officeooo:rsid="003be257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94786982931456" text:id="ct94786982931456">
          <text:deletion>
            <office:change-info>
              <dc:creator>Ubiratan Nascimento</dc:creator>
              <dc:date>2020-04-21T18:26:31</dc:date>
            </office:change-info>
            <text:p text:style-name="P15"><text:span text:style-name="T38">a</text:span></text:p>
          </text:deletion>
        </text:changed-region>
        <text:changed-region xml:id="ct94786988219408" text:id="ct94786988219408">
          <text:insertion>
            <office:change-info>
              <dc:creator>Ubiratan Nascimento</dc:creator>
              <dc:date>2020-04-21T18:26:30</dc:date>
            </office:change-info>
          </text:insertion>
        </text:changed-region>
        <text:changed-region xml:id="ct94786928032304" text:id="ct94786928032304">
          <text:insertion>
            <office:change-info>
              <dc:creator>Ubiratan Nascimento</dc:creator>
              <dc:date>2020-04-21T18:27:22</dc:date>
            </office:change-info>
          </text:insertion>
        </text:changed-region>
        <text:changed-region xml:id="ct94786990453984" text:id="ct94786990453984">
          <text:insertion>
            <office:change-info>
              <dc:creator>Ubiratan Nascimento</dc:creator>
              <dc:date>2020-04-21T18:26:46</dc:date>
            </office:change-info>
          </text:insertion>
        </text:changed-region>
        <text:changed-region xml:id="ct94786980403488" text:id="ct94786980403488">
          <text:deletion>
            <office:change-info>
              <dc:creator>Ubiratan Nascimento</dc:creator>
              <dc:date>2020-04-21T18:29:46</dc:date>
            </office:change-info>
            <text:p text:style-name="P15"><text:span text:style-name="T38">pessoas</text:span></text:p>
          </text:deletion>
        </text:changed-region>
        <text:changed-region xml:id="ct94786931523344" text:id="ct94786931523344">
          <text:insertion>
            <office:change-info>
              <dc:creator>Ubiratan Nascimento</dc:creator>
              <dc:date>2020-04-21T18:29:46</dc:date>
            </office:change-info>
          </text:insertion>
        </text:changed-region>
        <text:changed-region xml:id="ct94786980255424" text:id="ct94786980255424">
          <text:insertion>
            <office:change-info>
              <dc:creator>Ubiratan Nascimento</dc:creator>
              <dc:date>2020-04-21T18:29:52</dc:date>
            </office:change-info>
          </text:insertion>
        </text:changed-region>
        <text:changed-region xml:id="ct94786899854864" text:id="ct94786899854864">
          <text:insertion>
            <office:change-info>
              <dc:creator>Ubiratan Nascimento</dc:creator>
              <dc:date>2020-04-21T18:30:04</dc:date>
            </office:change-info>
          </text:insertion>
        </text:changed-region>
        <text:changed-region xml:id="ct94786826204160" text:id="ct94786826204160">
          <text:insertion>
            <office:change-info>
              <dc:creator>Ubiratan Nascimento</dc:creator>
              <dc:date>2020-04-21T18:31:11</dc:date>
            </office:change-info>
          </text:insertion>
        </text:changed-region>
        <text:changed-region xml:id="ct94786906508352" text:id="ct94786906508352">
          <text:deletion>
            <office:change-info>
              <dc:creator>Ubiratan Nascimento</dc:creator>
              <dc:date>2020-04-21T18:30:47</dc:date>
            </office:change-info>
            <text:p text:style-name="P1"><text:span text:style-name="Strong_20_Emphasis"><text:span text:style-name="T35"><text:s/></text:span></text:span></text:p>
          </text:deletion>
        </text:changed-region>
        <text:changed-region xml:id="ct94786931275040" text:id="ct94786931275040">
          <text:insertion>
            <office:change-info>
              <dc:creator>Ubiratan Nascimento</dc:creator>
              <dc:date>2020-04-21T18:33:03</dc:date>
            </office:change-info>
          </text:insertion>
        </text:changed-region>
        <text:changed-region xml:id="ct94786936429088" text:id="ct94786936429088">
          <text:format-change>
            <office:change-info>
              <dc:creator>Ubiratan Nascimento</dc:creator>
              <dc:date>2020-04-21T18:33:52</dc:date>
            </office:change-info>
          </text:format-change>
        </text:changed-region>
        <text:changed-region xml:id="ct94786933310288" text:id="ct94786933310288">
          <text:insertion>
            <office:change-info>
              <dc:creator>Ubiratan Nascimento</dc:creator>
              <dc:date>2020-04-21T18:34:06</dc:date>
            </office:change-info>
          </text:insertion>
        </text:changed-region>
        <text:changed-region xml:id="ct94786980477040" text:id="ct94786980477040">
          <text:insertion>
            <office:change-info>
              <dc:creator>Ubiratan Nascimento</dc:creator>
              <dc:date>2020-04-21T18:34:40</dc:date>
            </office:change-info>
          </text:insertion>
        </text:changed-region>
        <text:changed-region xml:id="ct94786980191616" text:id="ct94786980191616">
          <text:insertion>
            <office:change-info>
              <dc:creator>Ubiratan Nascimento</dc:creator>
              <dc:date>2020-04-21T18:35:13</dc:date>
            </office:change-info>
          </text:insertion>
        </text:changed-region>
        <text:changed-region xml:id="ct94786893778368" text:id="ct94786893778368">
          <text:insertion>
            <office:change-info>
              <dc:creator>Ubiratan Nascimento</dc:creator>
              <dc:date>2020-04-21T18:34:26</dc:date>
            </office:change-info>
          </text:insertion>
        </text:changed-region>
        <text:changed-region xml:id="ct94786985138208" text:id="ct94786985138208">
          <text:deletion>
            <office:change-info>
              <dc:creator>Ubiratan Nascimento</dc:creator>
              <dc:date>2020-04-21T18:34:27</dc:date>
            </office:change-info>
            <text:p text:style-name="P6">i</text:p>
          </text:deletion>
        </text:changed-region>
        <text:changed-region xml:id="ct94786993398288" text:id="ct94786993398288">
          <text:insertion>
            <office:change-info>
              <dc:creator>Ubiratan Nascimento</dc:creator>
              <dc:date>2020-04-21T18:34:31</dc:date>
            </office:change-info>
          </text:insertion>
        </text:changed-region>
        <text:changed-region xml:id="ct94786984480400" text:id="ct94786984480400">
          <text:deletion>
            <office:change-info>
              <dc:creator>Ubiratan Nascimento</dc:creator>
              <dc:date>2020-04-21T18:34:31</dc:date>
            </office:change-info>
            <text:p text:style-name="P6">i</text:p>
          </text:deletion>
        </text:changed-region>
        <text:changed-region xml:id="ct94786982737872" text:id="ct94786982737872">
          <text:insertion>
            <office:change-info>
              <dc:creator>Ubiratan Nascimento</dc:creator>
              <dc:date>2020-04-21T18:35:41</dc:date>
            </office:change-info>
          </text:insertion>
        </text:changed-region>
        <text:changed-region xml:id="ct94786983065232" text:id="ct94786983065232">
          <text:deletion>
            <office:change-info>
              <dc:creator>Ubiratan Nascimento</dc:creator>
              <dc:date>2020-04-21T18:35:41</dc:date>
            </office:change-info>
            <text:p text:style-name="P6">i</text:p>
          </text:deletion>
        </text:changed-region>
        <text:changed-region xml:id="ct94786986794208" text:id="ct94786986794208">
          <text:insertion>
            <office:change-info>
              <dc:creator>Ubiratan Nascimento</dc:creator>
              <dc:date>2020-04-21T18:36:11</dc:date>
            </office:change-info>
          </text:insertion>
        </text:changed-region>
        <text:changed-region xml:id="ct94786931576624" text:id="ct94786931576624">
          <text:insertion>
            <office:change-info>
              <dc:creator>Ubiratan Nascimento</dc:creator>
              <dc:date>2020-04-21T18:36:27</dc:date>
            </office:change-info>
          </text:insertion>
        </text:changed-region>
        <text:changed-region xml:id="ct94786991873760" text:id="ct94786991873760">
          <text:insertion>
            <office:change-info>
              <dc:creator>Ubiratan Nascimento</dc:creator>
              <dc:date>2020-04-21T18:36:42</dc:date>
            </office:change-info>
          </text:insertion>
        </text:changed-region>
        <text:changed-region xml:id="ct94786983432848" text:id="ct94786983432848">
          <text:insertion>
            <office:change-info>
              <dc:creator>Ubiratan Nascimento</dc:creator>
              <dc:date>2020-04-21T18:37:39</dc:date>
            </office:change-info>
          </text:insertion>
        </text:changed-region>
        <text:changed-region xml:id="ct94786984890640" text:id="ct94786984890640">
          <text:insertion>
            <office:change-info>
              <dc:creator>Ubiratan Nascimento</dc:creator>
              <dc:date>2020-04-21T18:37:57</dc:date>
            </office:change-info>
          </text:insertion>
        </text:changed-region>
        <text:changed-region xml:id="ct94786991422496" text:id="ct94786991422496">
          <text:insertion>
            <office:change-info>
              <dc:creator>Ubiratan Nascimento</dc:creator>
              <dc:date>2020-04-21T18:38:40</dc:date>
            </office:change-info>
          </text:insertion>
        </text:changed-region>
        <text:changed-region xml:id="ct94786984185856" text:id="ct94786984185856">
          <text:insertion>
            <office:change-info>
              <dc:creator>Ubiratan Nascimento</dc:creator>
              <dc:date>2020-04-21T18:40:04</dc:date>
            </office:change-info>
          </text:insertion>
        </text:changed-region>
        <text:changed-region xml:id="ct94786986665536" text:id="ct94786986665536">
          <text:deletion>
            <office:change-info>
              <dc:creator>Ubiratan Nascimento</dc:creator>
              <dc:date>2020-04-21T18:40:05</dc:date>
            </office:change-info>
            <text:p text:style-name="P16"><text:span text:style-name="T43">"</text:span></text:p>
          </text:deletion>
        </text:changed-region>
        <text:changed-region xml:id="ct94786983060592" text:id="ct94786983060592">
          <text:insertion>
            <office:change-info>
              <dc:creator>Ubiratan Nascimento</dc:creator>
              <dc:date>2020-04-21T18:40:09</dc:date>
            </office:change-info>
          </text:insertion>
        </text:changed-region>
        <text:changed-region xml:id="ct94786990346192" text:id="ct94786990346192">
          <text:deletion>
            <office:change-info>
              <dc:creator>Ubiratan Nascimento</dc:creator>
              <dc:date>2020-04-21T18:40:09</dc:date>
            </office:change-info>
            <text:p text:style-name="P16"><text:span text:style-name="T43">"</text:span></text:p>
          </text:deletion>
        </text:changed-region>
        <text:changed-region xml:id="ct94786991325920" text:id="ct94786991325920">
          <text:insertion>
            <office:change-info>
              <dc:creator>Ubiratan Nascimento</dc:creator>
              <dc:date>2020-04-21T18:40:17</dc:date>
            </office:change-info>
          </text:insertion>
        </text:changed-region>
        <text:changed-region xml:id="ct94786931500624" text:id="ct94786931500624">
          <text:deletion>
            <office:change-info>
              <dc:creator>Ubiratan Nascimento</dc:creator>
              <dc:date>2020-04-21T18:40:17</dc:date>
            </office:change-info>
            <text:p text:style-name="P16"><text:span text:style-name="T43">o</text:span></text:p>
          </text:deletion>
        </text:changed-region>
        <text:changed-region xml:id="ct94786991472992" text:id="ct94786991472992">
          <text:deletion>
            <office:change-info>
              <dc:creator>Ubiratan Nascimento</dc:creator>
              <dc:date>2020-04-21T18:40:31</dc:date>
            </office:change-info>
            <text:p text:style-name="P16"><text:span text:style-name="T43">ma</text:span></text:p>
          </text:deletion>
        </text:changed-region>
        <text:changed-region xml:id="ct94786984234944" text:id="ct94786984234944">
          <text:insertion>
            <office:change-info>
              <dc:creator>Ubiratan Nascimento</dc:creator>
              <dc:date>2020-04-21T18:40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stado da Arte</text:h>
      <text:p text:style-name="P18">No contexto da Tecnologia da Informação encontra-se diversos significados para Segurança da Informação. <text:span text:style-name="T10">Algumas definições englobam a proteção dos ativos das empresas e organizações, o comportamento esperado do sistema, e outras a prevenção de ataques.</text:span></text:p>
      <text:p text:style-name="P3">De acordo com Galvão <text:span text:style-name="T30">segurança da informação</text:span> é a proteção dos ativos das empresas, pois a informação é o bem mais valioso de qualquer empresa, sendo assim o sucesso de uma organização depende da garantia da integridade e da segurança das suas informações <text:span text:style-name="T1">(Galvão, 2015, p.3</text:span>). </text:p>
      <text:p text:style-name="P4">Nas palavras de Moraes (201<text:span text:style-name="T31">0</text:span>, p.5) um sistema é seguro quando <text:span text:style-name="T2">este se comporta da forma esperada. Moraes continua a definição de segurança da informação com o conceito de John Howard, definindo como: “segurança de computadores é prevenir ataques com objetivos definidos através de acessos não autorizados ou usos não autorizados de computadores e redes.” </text:span></text:p>
      <text:p text:style-name="P4"><text:span text:style-name="T2">De acordo com Hanzbergen, Smulders e Baars (2018, p.24) caracteriza como a preservação da confidencialidade, </text:span><text:span text:style-name="T3">integridade e disponibilidade da informação.</text:span><text:span text:style-name="T2"> Traduzindo essa definição a segurança da informação, é a proteção da informação de uma ampla gama de ameaças, a fim de minimizar o risco e garantir a continuidade do negócio, assim aumentando o retorno sobre os investimentos. </text:span></text:p>
      <text:p text:style-name="P5">As características básicas da Segurança da Informação é geralmente representada por uma tríade, porém alguns autores adicionam mais conceitos <text:span text:style-name="T11">aos pilares</text:span>.</text:p>
      <text:p text:style-name="P15"><text:span text:style-name="T40">De </text:span><text:span text:style-name="T41">acordo</text:span><text:span text:style-name="T40"> com Lopes, Guarda e Oliveira (2019, p.334) </text:span><text:span text:style-name="T42">a</text:span><text:span text:style-name="T37">s características básicas da Segurança da Informação é representada pela Tríade CIA (Confidentiality, Integrity and Availiability) <text:s/>- Confidencialidade, Integridade e Disponibilidade, elementos </text:span><text:span text:style-name="T38">que </text:span><text:span text:style-name="T37">orientam a análise, o planejamento e a implementação da segurança dos dados que se pretende proteger. </text:span><text:span text:style-name="T38">A confidencialidade é o acesso </text:span><text:change text:change-id="ct94786982931456"/><text:change-start text:change-id="ct94786988219408"/><text:span text:style-name="T39">à</text:span><text:change-end text:change-id="ct94786988219408"/><text:span text:style-name="T38"> informação somente a entidades legítimas, </text:span><text:span text:style-name="T38"><office:annotation office:name="__Annotation__1614_3207017198" loext:resolved="false"><dc:creator>Ubiratan Nascimento</dc:creator><dc:date>2020-04-21T18:27:22.637023305</dc:date><loext:sender-initials>birazn</loext:sender-initials><text:p text:style-name="P20"><text:span text:style-name="T51">Eu não gosto muito dessa referencias “ou seja” passa a impressão que quer explicar novamente, pois a primeira explicação não ficou clara.</text:span></text:p><text:p text:style-name="P20"><text:span text:style-name="T51">Minha sugestão seria trocar por “sendo que”</text:span></text:p></office:annotation></text:span><text:span text:style-name="T38">ou seja</text:span><text:change-start text:change-id="ct94786928032304"/><office:annotation-end office:name="__Annotation__1614_3207017198"/><text:change-end text:change-id="ct94786928032304"/><text:span text:style-name="T38">, somente à</text:span><text:change-start text:change-id="ct94786990453984"/><text:span text:style-name="T39">s</text:span><text:change-end text:change-id="ct94786990453984"/><text:span text:style-name="T38"> </text:span><text:change text:change-id="ct94786980403488"/><text:change-start text:change-id="ct94786931523344"/><text:span text:style-name="T39">entidades</text:span><text:change-end text:change-id="ct94786931523344"/><text:span text:style-name="T38"> com a autorização do proprietário</text:span><text:change-start text:change-id="ct94786980255424"/><text:span text:style-name="T38">, </text:span><text:span text:style-name="T39">teriam est</text:span><text:change-end text:change-id="ct94786980255424"/><text:change-start text:change-id="ct94786899854864"/><text:span text:style-name="T39">a liberação</text:span><text:change-end text:change-id="ct94786899854864"/><text:span text:style-name="T38">. <text:tab/>A integridade é manter as características originais estabelecido pelo proprietário, garantindo que a informação não foi alterada sem a autorização do dono. Na disponibilidade a informação deve estar disponível sempre que o usuário legítimo a necessite.</text:span></text:p>
      <text:p text:style-name="P1"><text:span text:style-name="T33">Conforme Stallings (2015, p.7) é necessário adicionar mais dois conceitos fundamentais para representar um quadro mais completo, que são a Autenticidade e a Responsabilização.</text:span><text:span text:style-name="T32"> </text:span><text:span text:style-name="T34">A autenticidade é a confiança de uma transmissão, em uma mensagem ou na origem. Em outras palavras verificar que os usuários são quem dizem ser. A responsabilização é a forma de prover </text:span><text:span text:style-name="T13"><office:annotation office:name="__Annotation__1618_3207017198" loext:resolved="false"><dc:creator>Ubiratan Nascimento</dc:creator><dc:date>2020-04-21T18:31:11.418318154</dc:date><loext:sender-initials>birazn</loext:sender-initials><text:p text:style-name="P20"><text:span text:style-name="T51">Interessante colocar este significado como nota de rodapé</text:span></text:p></office:annotation></text:span><text:span text:style-name="T34">i</text:span><text:span text:style-name="Strong_20_Emphasis"><text:span text:style-name="T35">rretratabilidade</text:span></text:span><text:change-start text:change-id="ct94786826204160"/><office:annotation-end office:name="__Annotation__1618_3207017198"/><text:change-end text:change-id="ct94786826204160"/><text:span text:style-name="Strong_20_Emphasis"><text:span text:style-name="T35">,</text:span></text:span><text:change text:change-id="ct94786906508352"/><text:span text:style-name="Strong_20_Emphasis"><text:span text:style-name="T36"> isolamento de falhas, detecção de intrusão podem ser para ações legais. Como não existe um sistema totalmente seguro deve ser associado uma violação de segurança a uma parte </text:span></text:span><text:soft-page-break/><text:span text:style-name="Strong_20_Emphasis"><text:span text:style-name="T36">responsável. Os sistemas precisam manter seus registros do sistema, de modo a rastrear as violações de segurança.</text:span></text:span></text:p>
      <text:p text:style-name="P6">Circuito <text:span text:style-name="T29">a</text:span>lterado é um termo adotado por Fernandez (2012, p.3) para traduzir dois termos do inglês: <text:span text:style-name="T14">Circuit Bending</text:span>, criado por Qubais Reed Ghazala e <text:span text:style-name="T14">Hardware Hacking</text:span> criado por Nicolas Collins. Consiste em abrir circuitos <text:span text:style-name="T19">eletrônicos</text:span> e alterar a forma como a eletricidade trafega por dentro dos componentes, <text:span text:style-name="T19">através</text:span> de novos caminhos. Refere-se também, a criação de circuitos <text:span text:style-name="T19">eletrônicos</text:span> simples de baixo custo e simples confecção utilizando componentes comuns.</text:p>
      <text:p text:style-name="P6">Conforme Fullamam o <text:span text:style-name="T14">hardware hacking</text:span> é uma modificação (às vezes) inteligente ou correção feita em um equipamento que melhora seu desempenho ou faz com que o equipamento faça algo que não foi originalmente projetado.</text:p>
      <text:p text:style-name="P6">Este trabalho tem como objetivo realizar o ataque de desautenticação<text:change-start text:change-id="ct94786931275040"/><office:annotation><dc:creator>Ubiratan Nascimento</dc:creator><dc:date>2020-04-21T18:33:03.777291022</dc:date><loext:sender-initials>birazn</loext:sender-initials><text:p text:style-name="P20"><text:span text:style-name="T51">Acredito que como o termo não exista no nosso idioma, seria interessante colocá-lo entre aspas</text:span></text:p></office:annotation><text:change-end text:change-id="ct94786931275040"/> usando o NodeMCU. Um usuário do Github <text:span text:style-name="T20">conhecido como spacehuhn</text:span> desenvolveu um software que permite executar facilmente uma variedade de ações para testar nas redes sem fio 802.11 usando um SoC Wi-Fi (<text:span text:style-name="T14">System On A Chip</text:span>) de baixo custo. O seu principal recurso é o ataque de <text:change-start text:change-id="ct94786936429088"/><text:span text:style-name="T48">desautenticação</text:span><text:change-end text:change-id="ct94786936429088"/>, que é usado para desconectar dispositivos da rede Wi-Fi. De acordo com o usuário o ataque usa quadro<text:change-start text:change-id="ct94786933310288"/><text:span text:style-name="T49">s</text:span><text:change-end text:change-id="ct94786933310288"/> válidos descritos no padrão 802.11 e não é um bloqueador de frequências.</text:p>
      <text:p text:style-name="P6">De acordo com um artigo do site Eletrogate (Murtaem, 2018) o módulo NodeMCU é uma placa criada para <text:span text:style-name="T29">facilitar</text:span> o desenvolvimento de aplicações utilizando o ESP8266 e o ESP-12. Existe um módulo ESP-12 soldado na placa e compõe todos os circuitos necessário para fazê-lo funcionar (interface serial USB, regulador de tensão, <office:annotation office:name="__Annotation__1619_3207017198" loext:resolved="false"><dc:creator>Ubiratan Nascimento</dc:creator><dc:date>2020-04-21T18:34:40.888227408</dc:date><loext:sender-initials>birazn</loext:sender-initials><text:p text:style-name="P20"><text:span text:style-name="T51">Inglês, colocar em itálico</text:span></text:p></office:annotation>leds<text:change-start text:change-id="ct94786980477040"/><office:annotation-end office:name="__Annotation__1619_3207017198"/><text:change-end text:change-id="ct94786980477040"/> indicadores, botões de controle (<text:span text:style-name="T14">Rese</text:span><text:span text:style-name="T15">t</text:span> e <text:span text:style-name="T14">Flash</text:span>) e barramentos de pinos para permitir o uso em <office:annotation office:name="__Annotation__1620_3207017198" loext:resolved="false"><dc:creator>Ubiratan Nascimento</dc:creator><dc:date>2020-04-21T18:35:13.063603788</dc:date><loext:sender-initials>birazn</loext:sender-initials><text:p text:style-name="P20"><text:span text:style-name="T51">Itálico </text:span></text:p></office:annotation>Protoboads<text:change-start text:change-id="ct94786980191616"/><office:annotation-end office:name="__Annotation__1620_3207017198"/><text:change-end text:change-id="ct94786980191616"/>). Uma das grandes vantagens dessa placa é que funciona como se fosse um ardu<text:change-start text:change-id="ct94786893778368"/><text:span text:style-name="T49">í</text:span><text:change-end text:change-id="ct94786893778368"/><text:change text:change-id="ct94786985138208"/>no e é possível programá-la usando a IDE Ardu<text:change-start text:change-id="ct94786993398288"/><text:span text:style-name="T49">í</text:span><text:change-end text:change-id="ct94786993398288"/><text:change text:change-id="ct94786984480400"/>no.</text:p>
      <text:p text:style-name="P6">Conforme Fernando K (2018) o termo NodeMCU refere-se ao <text:span text:style-name="T14">firmware</text:span>, enquanto a placa é <text:span text:style-name="T29">denominada</text:span> Devkit. O ESP-12 é uma placa criada pela <text:span text:style-name="T14">IA-Thinkes</text:span>, sendo constitu<text:change-start text:change-id="ct94786982737872"/><text:span text:style-name="T49">í</text:span><text:change-end text:change-id="ct94786982737872"/><text:change text:change-id="ct94786983065232"/>do por um ESP8266EX, dentro da placa de metal, O ESP8266 feita pela fabricante <text:span text:style-name="T14">Espressif</text:span>, este <text:span text:style-name="T29">microchip</text:span> possui Wi-Fi integrado e baixo consumo de energia.</text:p>
      <text:p text:style-name="P7">Para compreender as redes Wi-Fi é necessário discutir alguns conceitos relacionados as redes <text:span text:style-name="T14">Wireles</text:span><text:change-start text:change-id="ct94786986794208"/><text:span text:style-name="T18">s</text:span><text:change-end text:change-id="ct94786986794208"/><text:span text:style-name="T14">, </text:span><text:span text:style-name="T23">como o padrão IEEE 802.11, e suas características.</text:span></text:p>
      <text:p text:style-name="P6">O IEEE (Instituto de Engenheiros Eletricistas e Eletrônicos) formou um grupo de trabalho com objetivo de definir o uso de redes sem fio, com uma série de especificações que definem como deve ser a comunicação entre um cliente e um computador, ou entre dois clientes. Um desses grupos de trabalho foi o IEEE 802.11, também conhecido como Wi-Fi, que provê, no máximo, 2 Mbps, trabalhando na frequência de 2,4 GHz. (Rufino<text:change-start text:change-id="ct94786931576624"/>,?<text:change-end text:change-id="ct94786931576624"/>)</text:p>
      <text:p text:style-name="P6"><text:soft-page-break/>Segundo Rufino<text:change-start text:change-id="ct94786991873760"/>?<text:change-end text:change-id="ct94786991873760"/> alguns conceitos fundamentais nas redes Wi-Fi são a frequência, canal, e as frequências não licenciadas (públicas). A frequência de rádio é o sinal que será propagado no espaço por alguns centímetros ou por vários quilômetros. A distância percorrida está diretamente ligada a frequência do sinal. O canal é o espectro da radiofrequência é dividida em faixas, que são intervalos reservados para determinado tipo de serviço, uma faixa é dividida em frequências menores que são chamados de canais. E as frequências públicas são segmentos de radiofrequência que podem ser usadas sem a necessidade de se obter licença da agência reguladora. Esses segmentos foram reservados a uso industrial, científico e médico. No caso do Brasil a faixa disponível é 2,4 a 5GHz.</text:p>
      <text:p text:style-name="P8">A fim de estudar a segurança nas redes Wi-Fi é importante conhecer alguns protocolos de segurança Wi-Fi, que são o WEP <text:span text:style-name="T24">e</text:span> <text:span text:style-name="T21">o </text:span>WPA.</text:p>
      <text:p text:style-name="P9">Em conformidade com Rufino o WEP (<text:span text:style-name="T16">Wired Equivalent Privacy</text:span>)<text:span text:style-name="T22"> é um protocolo que utiliza algoritmo simétrico, portanto existe uma chave secreta que deve ser compartilhada entre a estação de trabalho e o concentrador, para cifrar as mensagens trafegadas. Porém o WEP </text:span><text:span text:style-name="T8">é suscetível a ataques de dicionário e força bruta.</text:span></text:p>
      <text:p text:style-name="P10">De acordo com Amaral e Maestrelli (p.9) o protocolo WEP dispõe somente de três serviços que são a autenticação, privacidade e integridade. </text:p>
      <text:p text:style-name="P11">Devido as inúmeras vulnerabilidades apresentado pelo WEP o padrão IEEE 802.11 iniciou pesquisas para o desenvolvimento de um novo padrão denominado de IEEE 802.11i. Esse protocolo conhecido como WPA<text:change-start text:change-id="ct94786983432848"/><office:annotation><dc:creator>Ubiratan Nascimento</dc:creator><dc:date>2020-04-21T18:37:39.406255459</dc:date><loext:sender-initials>birazn</loext:sender-initials><text:p text:style-name="P20"><text:span text:style-name="T51">Assim como WEP coloque o significado de WPA</text:span></text:p></office:annotation><text:change-end text:change-id="ct94786983432848"/> é baseado no <office:annotation office:name="__Annotation__1636_3207017198" loext:resolved="false"><dc:creator>Ubiratan Nascimento</dc:creator><dc:date>2020-04-21T18:37:57.613708372</dc:date><loext:sender-initials>birazn</loext:sender-initials><text:p text:style-name="P20"><text:span text:style-name="T51">O que é RC4 pode colocar como nota de rodapé</text:span></text:p></office:annotation>RC4<text:change-start text:change-id="ct94786984890640"/><office:annotation-end office:name="__Annotation__1636_3207017198"/><text:change-end text:change-id="ct94786984890640"/> e introduz diversos mecanismos de segurança. O IV de 24bits se estende para 48bits. Passando de 16 milhões de IV diferentes para mais de 280 trilhões (Linhares, Gonçalves, p.8).</text:p>
      <text:p text:style-name="P12">Durante a pesquisa sobre segurança Wi-Fi foram encontrados diversos tipos de <text:span text:style-name="T28">ameaças e </text:span>ataques que as redes sem fio estão comprometidas. </text:p>
      <text:p text:style-name="P13">Os possíveis ataques a uma rede <text:span text:style-name="T14">wireless</text:span> são divididos em ataques <office:annotation office:name="__Annotation__1637_3207017198" loext:resolved="false"><dc:creator>Ubiratan Nascimento</dc:creator><dc:date>2020-04-21T18:38:40.357424040</dc:date><loext:sender-initials>birazn</loext:sender-initials><text:p text:style-name="P20"><text:span text:style-name="T51">Fiquei na duvida, passiveis ou passivos?</text:span></text:p></office:annotation>passíveis<text:change-start text:change-id="ct94786991422496"/><office:annotation-end office:name="__Annotation__1637_3207017198"/><text:change-end text:change-id="ct94786991422496"/> e ativos. Os ataques passivos consistem em obter acesso não autorizado a rede, porém não altera o conteúdo dos dados. Dois de ataques desse tipo são o de escuta no qual o atacante simplesmente monitora a t<text:span text:style-name="T26">ra</text:span>nsmissão para obter o conteúdo. E o de análise do tráfego, o atacante monitora a transmissão para entender os padrões de comunicação. No ataque ativo o atacante <text:span text:style-name="T25">obtém</text:span> acesso a rede e modifica o conteúdo da mensagem transmitida. O ataque ativo nas redes sem fio necessita da utilização de recursos como: disfarce, repetição, modificação da <text:span text:style-name="T25">mensagem</text:span> ou negação de serviço (Amaral, Maestrelli, p.15-16).</text:p>
      <text:p text:style-name="P16"><text:span text:style-name="T43">Em concordância com Stallings (2018, p.440-441) as ameaças às redes </text:span><text:span text:style-name="T44">wireless</text:span><text:span text:style-name="T43"> são a associação acidental no qual as </text:span><text:span text:style-name="T44">LANs</text:span><text:span text:style-name="T43"> ou os pontos de acesso nas proximidades podem criar sobreposição de alcance de transmissão. Um usuário que deveria se conectar a uma LAN, pode, </text:span><text:soft-page-break/><text:span text:style-name="T43">inadvertidamente, se ligar a uma LAN vizinha. Essa ameaça embora seja acidental expõe recursos de uma LAN a um usuário acidental. A associação maliciosa é quando um dispositivo é configurado para parecer um ponto de acesso legítimo, dessa forma permitindo o roubo de senhas de usuários legítimos. Depois com a senha o atacante penetra em uma rede com fio através de um ponto de acesso legítimo. Roubo de identidade também conhecido com falsificação de </text:span><text:span text:style-name="T44">MAC</text:span><text:span text:style-name="T43"> ocorre quando o invasor consegue estreitar o tráfego da rede e identificar o endereço </text:span><text:span text:style-name="T44">MAC</text:span><text:span text:style-name="T43"> de um computador que possui privilégios no ponto de acesso. O ataques de </text:span><text:span text:style-name="T44">man-in-the-middle</text:span><text:span text:style-name="T43">, que significa </text:span><text:change-start text:change-id="ct94786984185856"/><text:span text:style-name="T43">“</text:span><text:change-end text:change-id="ct94786984185856"/><text:change text:change-id="ct94786986665536"/><text:span text:style-name="T43">homem no meio</text:span><text:change-start text:change-id="ct94786983060592"/><text:span text:style-name="T43">”</text:span><text:change-end text:change-id="ct94786983060592"/><text:change text:change-id="ct94786990346192"/><text:span text:style-name="T43">, esse ataque envolve em persuadir um usuário e um ponto de acesso fazendo com que acreditem que estão falando um com o outro, entretanto, a comunicação está passando por um dispositivo intermediário. O ataque de negação de serviço (</text:span><text:span text:style-name="T44">DoS</text:span><text:span text:style-name="T43">) nas redes sem fio consiste em bombardear continuamente um ponto de acesso ou outra porta acessível com diversas mensagens de protocolo para consumir recursos do sistema. O ambiente </text:span><text:span text:style-name="T44">wireless</text:span><text:span text:style-name="T43"> permite esse tipo de ataque, pois é muito fácil para o invasor direcionar vári</text:span><text:change-start text:change-id="ct94786991325920"/><text:span text:style-name="T45">a</text:span><text:change-end text:change-id="ct94786991325920"/><text:change text:change-id="ct94786931500624"/><text:span text:style-name="T43">s mensagens </text:span><text:span text:style-name="T44">wireless</text:span><text:span text:style-name="T43"> para o alvo. O ataque de injeção </text:span><text:change text:change-id="ct94786991472992"/><text:change-start text:change-id="ct94786984234944"/><text:span text:style-name="T45">na</text:span><text:change-end text:change-id="ct94786984234944"/><text:span text:style-name="T43"> rede visa os pontos de acesso que estão expostos ao tráfego de rede não filtrado, como mensagem de protocolo de roteamento ou de gerenciamento, exemplo desse ataque é quando são usados comandos de reconfiguração falso para afetar o desempenho da rede. Além dessas ameaças há também redes ocasionais e não tradicionais que compromete a segurança das redes Wi-Fi.</text:span></text:p>
      <text:p text:style-name="P14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1T16:04:55.887090707</meta:creation-date>
    <dc:date>2020-04-21T18:40:49.765629678</dc:date>
    <meta:editing-duration>PT6H54M44S</meta:editing-duration>
    <meta:editing-cycles>21</meta:editing-cycles>
    <meta:generator>LibreOffice/6.4.2.2$Linux_X86_64 LibreOffice_project/40$Build-2</meta:generator>
    <dc:creator>Ubiratan Nascimento</dc:creator>
    <meta:document-statistic meta:table-count="0" meta:image-count="0" meta:object-count="0" meta:page-count="4" meta:paragraph-count="23" meta:word-count="1565" meta:character-count="9955" meta:non-whitespace-character-count="8406"/>
  </office:meta>
</office:document-meta>
</file>